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opacity="100%" draw:textarea-horizontal-align="justify" draw:textarea-vertical-align="middle" draw:auto-grow-height="false" fo:min-height="0cm" fo:min-width="0cm" fo:wrap-option="no-wrap" draw:shadow-opacity="100%"/>
    </style:style>
    <style:style style:name="gr2" style:family="graphic" style:parent-style-name="standard">
      <style:graphic-properties draw:stroke="dash" draw:stroke-dash="Style_20_de_20_ligne_20_Application" svg:stroke-width="0.15cm" svg:stroke-color="#ff9966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dash" draw:stroke-dash="Style_20_de_20_ligne_20_Application" svg:stroke-width="0.15cm" svg:stroke-color="#ffcc99" draw:marker-start-width="0.525cm" draw:marker-end-width="0.525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solid" svg:stroke-color="#0000ff" draw:fill-color="#99ccff" draw:textarea-horizontal-align="center" draw:textarea-vertical-align="middle"/>
    </style:style>
    <style:style style:name="gr5" style:family="graphic" style:parent-style-name="standard">
      <style:graphic-properties draw:fill-color="#0099ff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center" draw:textarea-vertical-align="middle"/>
    </style:style>
    <style:style style:name="gr7" style:family="graphic" style:parent-style-name="standard">
      <style:graphic-properties draw:fill-color="#23b8dc" draw:textarea-horizontal-align="center" draw:textarea-vertical-align="middle"/>
    </style:style>
    <style:style style:name="gr8" style:family="graphic" style:parent-style-name="standard">
      <style:graphic-properties draw:fill-color="#00ae00" draw:textarea-horizontal-align="center" draw:textarea-vertical-align="middle"/>
    </style:style>
    <style:style style:name="gr9" style:family="graphic" style:parent-style-name="standard">
      <style:graphic-properties draw:fill-color="#94bd5e" draw:textarea-horizontal-align="center" draw:textarea-vertical-align="middle"/>
    </style:style>
    <style:style style:name="gr10" style:family="graphic" style:parent-style-name="standard">
      <style:graphic-properties draw:fill-color="#94bd5e" draw:textarea-horizontal-align="center" draw:textarea-vertical-align="middle" draw:shadow="visible" draw:shadow-offset-x="0.2cm" draw:shadow-offset-y="0.2cm" draw:shadow-color="#94bd5e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ff" draw:fill-color="#ffff99" draw:textarea-horizontal-align="center" draw:textarea-vertical-align="middle"/>
    </style:style>
    <style:style style:name="gr13" style:family="graphic" style:parent-style-name="standard">
      <style:graphic-properties draw:fill-color="#e6e64c" draw:textarea-horizontal-align="center" draw:textarea-vertical-align="middle"/>
    </style:style>
    <style:style style:name="gr14" style:family="graphic" style:parent-style-name="standard">
      <style:graphic-properties svg:stroke-color="#0000ff" draw:fill-color="#ffcc99" draw:textarea-horizontal-align="center" draw:textarea-vertical-align="middle"/>
    </style:style>
    <style:style style:name="gr15" style:family="graphic" style:parent-style-name="standard">
      <style:graphic-properties draw:fill-color="#ff9966" draw:textarea-horizontal-align="center" draw:textarea-vertical-align="middle"/>
    </style:style>
    <style:style style:name="gr16" style:family="graphic" style:parent-style-name="standard">
      <style:graphic-properties draw:fill-color="#ff6633" draw:textarea-horizontal-align="center" draw:textarea-vertical-align="middle"/>
    </style:style>
    <style:style style:name="gr17" style:family="graphic" style:parent-style-name="standard">
      <style:graphic-properties draw:fill-color="#cc6633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standard">
      <style:graphic-properties draw:fill-color="#cccc00" draw:textarea-horizontal-align="center" draw:textarea-vertical-align="middle" draw:shadow="visible" draw:shadow-offset-x="0.2cm" draw:shadow-offset-y="0.2cm" draw:shadow-color="#cccc00" draw:shadow-opacity="50%"/>
    </style:style>
    <style:style style:name="gr21" style:family="graphic" style:parent-style-name="standard">
      <style:graphic-properties svg:stroke-width="0.1cm" svg:stroke-color="#0000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3" style:family="graphic" style:parent-style-name="standard">
      <style:graphic-properties draw:stroke="dash" draw:stroke-dash="Ultrafine_20_Dashed"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198a8a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ff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0066"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P4" style:family="paragraph">
      <style:paragraph-properties fo:text-align="center"/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P5" style:family="paragraph">
      <style:paragraph-properties fo:text-align="center"/>
      <style:text-properties fo:color="#0000ff" fo:font-size="11pt" fo:font-weight="bold" style:font-size-asian="18pt" style:font-size-complex="18pt"/>
    </style:style>
    <style:style style:name="P6" style:family="paragraph">
      <style:text-properties fo:color="#0000ff" fo:font-size="9pt" fo:font-style="italic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9pt" fo:font-style="italic" fo:font-weight="normal" style:font-size-asian="18pt" style:font-size-complex="18pt"/>
    </style:style>
    <style:style style:name="P9" style:family="paragraph">
      <style:text-properties fo:color="#ff9966" fo:font-size="9pt" fo:font-style="italic" style:font-size-asian="18pt" style:font-size-complex="18pt"/>
    </style:style>
    <style:style style:name="P10" style:family="paragraph">
      <style:text-properties fo:font-size="9pt" fo:font-style="italic" style:font-size-asian="18pt" style:font-size-complex="18pt"/>
    </style:style>
    <style:style style:name="T1" style:family="text">
      <style:text-properties fo:color="#660066" fo:font-size="10pt" fo:font-weight="bold" style:font-size-asian="18pt" style:font-size-complex="18pt"/>
    </style:style>
    <style:style style:name="T2" style:family="text">
      <style:text-properties fo:color="#0000ff" fo:font-family="Tahoma" style:font-style-name="Gras" style:font-family-generic="swiss" style:font-pitch="variable" fo:font-size="9pt" fo:font-weight="bold" style:font-size-asian="18pt" style:font-size-complex="18pt"/>
    </style:style>
    <style:style style:name="T3" style:family="text">
      <style:text-properties fo:font-family="Tahoma" style:font-style-name="Gras" style:font-family-generic="swiss" style:font-pitch="variable" fo:font-size="9pt" fo:font-weight="bold" style:font-size-asian="18pt" style:font-size-complex="18pt"/>
    </style:style>
    <style:style style:name="T4" style:family="text">
      <style:text-properties fo:color="#0000ff" fo:font-size="11pt" fo:font-weight="bold" style:font-size-asian="18pt" style:font-size-complex="18pt"/>
    </style:style>
    <style:style style:name="T5" style:family="text">
      <style:text-properties fo:color="#0000ff" fo:font-size="9pt" fo:font-style="italic" style:font-size-asian="18pt" style:font-size-complex="18pt"/>
    </style:style>
    <style:style style:name="T6" style:family="text">
      <style:text-properties fo:font-size="9pt" fo:font-style="italic" fo:font-weight="normal" style:font-size-asian="18pt" style:font-size-complex="18pt"/>
    </style:style>
    <style:style style:name="T7" style:family="text">
      <style:text-properties fo:font-size="9pt" fo:font-style="italic" style:text-underline-style="solid" style:text-underline-width="auto" style:text-underline-color="font-color" fo:font-weight="normal" style:font-size-asian="18pt" style:font-size-complex="18pt"/>
    </style:style>
    <style:style style:name="T8" style:family="text">
      <style:text-properties fo:color="#ff9966" fo:font-size="9pt" fo:font-style="italic" style:font-size-asian="18pt" style:font-size-complex="18pt"/>
    </style:style>
    <style:style style:name="T9" style:family="text">
      <style:text-properties fo:font-family="'Liberation Sans'" style:font-style-name="Regular" style:font-family-generic="swiss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0" style:family="text">
      <style:text-properties fo:font-family="'Liberation Sans'" style:font-family-generic="roman" style:font-pitch="variable" fo:font-size="9pt" fo:font-style="italic" style:font-family-asian="'Liberation Sans'" style:font-style-name-asian="Regular" style:font-family-generic-asian="swiss" style:font-pitch-asian="variable" style:font-size-asian="18pt" style:font-family-complex="'Liberation Sans'" style:font-style-name-complex="Regular" style:font-family-generic-complex="swiss" style:font-pitch-complex="variable" style:font-size-complex="18pt"/>
    </style:style>
    <style:style style:name="T11" style:family="text">
      <style:text-properties fo:font-size="9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bjects hierarchy" draw:style-name="dp1" draw:master-page-name="Default">
        <draw:custom-shape draw:style-name="gr1" draw:text-style-name="P2" draw:layer="layout" svg:width="3.8cm" svg:height="0.8cm" svg:x="20.82cm" svg:y="13.945cm">
          <text:p text:style-name="P1"><text:span text:style-name="T1">NAIPrefs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35.011cm" svg:y1="12.1cm" svg:x2="39.011cm" svg:y2="12.1cm">
          <text:p/>
        </draw:line>
        <draw:line draw:style-name="gr3" draw:text-style-name="P1" draw:layer="layout" svg:x1="32.011cm" svg:y1="9.7cm" svg:x2="36.011cm" svg:y2="9.7cm">
          <text:p/>
        </draw:line>
        <draw:custom-shape draw:style-name="gr1" draw:text-style-name="P2" draw:layer="layout" svg:width="3.8cm" svg:height="0.8cm" svg:x="39.692cm" svg:y="28.907cm">
          <text:p text:style-name="P1"><text:span text:style-name="T1">NactIMenuba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7.907cm">
          <text:p text:style-name="P1"><text:span text:style-name="T1">NactIAdvance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6.907cm">
          <text:p text:style-name="P1"><text:span text:style-name="T1">NactIConditions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5.907cm">
          <text:p text:style-name="P1"><text:span text:style-name="T1">NactICommand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4.907cm">
          <text:p text:style-name="P1"><text:span text:style-name="T1">NactIActionTab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4cm" svg:height="1.4cm" svg:x="5cm" svg:y="20.5cm">
          <text:p text:style-name="P1"><text:span text:style-name="T2">NAObject</text:span></text:p>
        </draw:rect>
        <draw:rect draw:style-name="gr5" draw:text-style-name="P4" draw:layer="layout" svg:width="4cm" svg:height="1.4cm" svg:x="11.02cm" svg:y="25.546cm">
          <text:p text:style-name="P1"><text:span text:style-name="T3">NAAction</text:span></text:p>
        </draw:rect>
        <draw:rect draw:style-name="gr5" draw:text-style-name="P4" draw:layer="layout" svg:width="4cm" svg:height="1.4cm" svg:x="8cm" svg:y="30.5cm">
          <text:p text:style-name="P1"><text:span text:style-name="T3">NAActionProfile</text:span></text:p>
        </draw:rect>
        <draw:rect draw:style-name="gr6" draw:text-style-name="P4" draw:layer="layout" svg:width="4cm" svg:height="1.4cm" svg:x="18cm" svg:y="17cm">
          <text:p text:style-name="P1"><text:span text:style-name="T3">NAPivot</text:span></text:p>
        </draw:rect>
        <draw:rect draw:style-name="gr7" draw:text-style-name="P4" draw:layer="layout" svg:width="4cm" svg:height="1.4cm" svg:x="13cm" svg:y="20.5cm">
          <text:p text:style-name="P1"><text:span text:style-name="T3">NAGConf</text:span></text:p>
        </draw:rect>
        <draw:rect draw:style-name="gr8" draw:text-style-name="P4" draw:layer="layout" svg:width="4cm" svg:height="1.4cm" svg:x="50cm" svg:y="18.5cm">
          <text:p text:style-name="P1"><text:span text:style-name="T3">NAXMLWriter</text:span></text:p>
        </draw:rect>
        <draw:rect draw:style-name="gr9" draw:text-style-name="P4" draw:layer="layout" svg:width="4cm" svg:height="1.4cm" svg:x="23cm" svg:y="11cm">
          <text:p text:style-name="P1"><text:span text:style-name="T3">NautilusActions</text:span></text:p>
        </draw:rect>
        <draw:rect draw:style-name="gr10" draw:text-style-name="P4" draw:layer="layout" svg:width="4cm" svg:height="1.4cm" svg:x="22.9cm" svg:y="6cm">
          <text:p text:style-name="P1"><text:span text:style-name="T3">nautilus-module.c</text:span></text:p>
        </draw:rect>
        <draw:frame draw:style-name="gr11" draw:text-style-name="P5" draw:layer="layout" svg:width="2.331cm" svg:height="1.547cm" svg:x="23.795cm" svg:y="3.719cm">
          <draw:text-box>
            <text:p text:style-name="P1"><text:span text:style-name="T4">Nautilus</text:span></text:p>
            <text:p text:style-name="P1"><text:span text:style-name="T4">library</text:span></text:p>
            <text:p text:style-name="P1"><text:span text:style-name="T4">extension</text:span></text:p>
          </draw:text-box>
        </draw:frame>
        <draw:rect draw:style-name="gr10" draw:text-style-name="P4" draw:layer="layout" svg:width="4cm" svg:height="1.4cm" svg:x="22.9cm" svg:y="6.001cm">
          <text:p text:style-name="P1"><text:span text:style-name="T3">nautilus-module.c</text:span></text:p>
        </draw:rect>
        <draw:rect draw:style-name="gr12" draw:text-style-name="P3" draw:layer="layout" svg:width="4cm" svg:height="1.4cm" svg:x="28cm" svg:y="8.5cm">
          <text:p text:style-name="P1"><text:span text:style-name="T2">BaseApplication</text:span></text:p>
        </draw:rect>
        <draw:rect draw:style-name="gr13" draw:text-style-name="P4" draw:layer="layout" svg:width="4cm" svg:height="1.4cm" svg:x="31cm" svg:y="11cm">
          <text:p text:style-name="P1"><text:span text:style-name="T3">NactApplication</text:span></text:p>
        </draw:rect>
        <draw:rect draw:style-name="gr14" draw:text-style-name="P3" draw:layer="layout" svg:width="4cm" svg:height="1.4cm" svg:x="36cm" svg:y="8.5cm">
          <text:p text:style-name="P1"><text:span text:style-name="T2">BaseWindow</text:span></text:p>
        </draw:rect>
        <draw:rect draw:style-name="gr15" draw:text-style-name="P4" draw:layer="layout" svg:width="4cm" svg:height="1.4cm" svg:x="39cm" svg:y="11cm">
          <text:p text:style-name="P1"><text:span text:style-name="T3">NactWindow</text:span></text:p>
        </draw:rect>
        <draw:rect draw:style-name="gr16" draw:text-style-name="P4" draw:layer="layout" svg:width="4cm" svg:height="1.4cm" svg:x="42cm" svg:y="13.5cm">
          <text:p text:style-name="P1"><text:span text:style-name="T3">NactAssistant</text:span></text:p>
        </draw:rect>
        <draw:rect draw:style-name="gr17" draw:text-style-name="P4" draw:layer="layout" svg:width="4cm" svg:height="1.4cm" svg:x="45cm" svg:y="16cm">
          <text:p text:style-name="P1"><text:span text:style-name="T3">NactAssistantImport</text:span></text:p>
        </draw:rect>
        <draw:rect draw:style-name="gr17" draw:text-style-name="P4" draw:layer="layout" svg:width="4cm" svg:height="1.4cm" svg:x="45cm" svg:y="18.5cm">
          <text:p text:style-name="P1"><text:span text:style-name="T3">NactAssistantExport</text:span></text:p>
        </draw:rect>
        <draw:rect draw:style-name="gr16" draw:text-style-name="P4" draw:layer="layout" svg:width="4cm" svg:height="1.4cm" svg:x="42cm" svg:y="21cm">
          <text:p text:style-name="P1"><text:span text:style-name="T3">NactMainWindow</text:span></text:p>
        </draw:rect>
        <draw:g>
          <draw:line draw:style-name="gr18" draw:text-style-name="P1" draw:layer="layout" svg:x1="38cm" svg:y1="11.695cm" svg:x2="39.001cm" svg:y2="11.695cm">
            <text:p/>
          </draw:line>
          <draw:line draw:style-name="gr19" draw:text-style-name="P1" draw:layer="layout" svg:x1="38.001cm" svg:y1="9.895cm" svg:x2="38.001cm" svg:y2="11.694cm">
            <text:p/>
          </draw:line>
        </draw:g>
        <draw:g>
          <draw:line draw:style-name="gr18" draw:text-style-name="P1" draw:layer="layout" svg:x1="44cm" svg:y1="16.7cm" svg:x2="45.001cm" svg:y2="16.7cm">
            <text:p/>
          </draw:line>
          <draw:line draw:style-name="gr19" draw:text-style-name="P1" draw:layer="layout" svg:x1="44.001cm" svg:y1="19.206cm" svg:x2="44.001cm" svg:y2="14.906cm">
            <text:p/>
          </draw:line>
          <draw:line draw:style-name="gr18" draw:text-style-name="P1" draw:layer="layout" svg:x1="44cm" svg:y1="19.2cm" svg:x2="45.001cm" svg:y2="19.2cm">
            <text:p/>
          </draw:line>
        </draw:g>
        <draw:g>
          <draw:line draw:style-name="gr18" draw:text-style-name="P1" draw:layer="layout" svg:x1="7.003cm" svg:y1="23.7cm" svg:x2="8.004cm" svg:y2="23.7cm">
            <text:p/>
          </draw:line>
          <draw:line draw:style-name="gr19" draw:text-style-name="P1" draw:layer="layout" svg:x1="7.009cm" svg:y1="31.201cm" svg:x2="7.009cm" svg:y2="21.914cm">
            <text:p/>
          </draw:line>
          <draw:line draw:style-name="gr18" draw:text-style-name="P1" draw:layer="layout" svg:x1="7.003cm" svg:y1="31.2cm" svg:x2="8.004cm" svg:y2="31.2cm">
            <text:p/>
          </draw:line>
        </draw:g>
        <draw:g>
          <draw:line draw:style-name="gr18" draw:text-style-name="P1" draw:layer="layout" svg:x1="30.008cm" svg:y1="11.696cm" svg:x2="31.009cm" svg:y2="11.696cm">
            <text:p/>
          </draw:line>
          <draw:line draw:style-name="gr19" draw:text-style-name="P1" draw:layer="layout" svg:x1="30.009cm" svg:y1="9.896cm" svg:x2="30.009cm" svg:y2="11.695cm">
            <text:p/>
          </draw:line>
        </draw:g>
        <draw:g>
          <draw:line draw:style-name="gr18" draw:text-style-name="P1" draw:layer="layout" svg:x1="40.997cm" svg:y1="14.202cm" svg:x2="41.998cm" svg:y2="14.202cm">
            <text:p/>
          </draw:line>
          <draw:line draw:style-name="gr19" draw:text-style-name="P1" draw:layer="layout" svg:x1="40.995cm" svg:y1="12.402cm" svg:x2="40.994cm" svg:y2="21.702cm">
            <text:p/>
          </draw:line>
          <draw:line draw:style-name="gr18" draw:text-style-name="P1" draw:layer="layout" svg:x1="41cm" svg:y1="21.7cm" svg:x2="42.001cm" svg:y2="21.7cm">
            <text:p/>
          </draw:line>
        </draw:g>
        <draw:rect draw:style-name="gr10" draw:text-style-name="P4" draw:layer="layout" svg:width="4cm" svg:height="1.4cm" svg:x="30.9cm" svg:y="6cm">
          <text:p text:style-name="P1"><text:span text:style-name="T3">nautilus-module.c</text:span></text:p>
        </draw:rect>
        <draw:frame draw:style-name="gr11" draw:text-style-name="P5" draw:layer="layout" svg:width="3.072cm" svg:height="1.979cm" svg:x="31.395cm" svg:y="3.719cm">
          <draw:text-box>
            <text:p text:style-name="P1"><text:span text:style-name="T4">Nautilus</text:span></text:p>
            <text:p text:style-name="P1"><text:span text:style-name="T4">Actions</text:span></text:p>
            <text:p text:style-name="P1"><text:span text:style-name="T4">Configuration</text:span></text:p>
            <text:p text:style-name="P1"><text:span text:style-name="T4">Tool</text:span></text:p>
          </draw:text-box>
        </draw:frame>
        <draw:rect draw:style-name="gr20" draw:text-style-name="P4" draw:layer="layout" svg:width="4cm" svg:height="1.4cm" svg:x="30.9cm" svg:y="6.001cm">
          <text:p text:style-name="P1"><text:span text:style-name="T3">nact-main.c</text:span></text:p>
        </draw:rect>
        <draw:line draw:style-name="gr21" draw:text-style-name="P1" draw:layer="layout" svg:x1="25.002cm" svg:y1="7.476cm" svg:x2="25.002cm" svg:y2="11.003cm">
          <text:p/>
        </draw:line>
        <draw:line draw:style-name="gr21" draw:text-style-name="P1" draw:layer="layout" svg:x1="33.002cm" svg:y1="7.476cm" svg:x2="33.002cm" svg:y2="11.003cm">
          <text:p/>
        </draw:line>
        <draw:frame draw:style-name="gr11" draw:text-style-name="P6" draw:layer="layout" svg:width="2.907cm" svg:height="0.607cm" svg:x="7.002cm" svg:y="21.89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0.01cm" svg:y="9.906cm">
          <draw:text-box>
            <text:p><text:span text:style-name="T5">pure virtual class</text:span></text:p>
          </draw:text-box>
        </draw:frame>
        <draw:frame draw:style-name="gr11" draw:text-style-name="P6" draw:layer="layout" svg:width="2.907cm" svg:height="0.607cm" svg:x="38.013cm" svg:y="9.907cm">
          <draw:text-box>
            <text:p><text:span text:style-name="T5">pure virtual class</text:span></text:p>
          </draw:text-box>
        </draw:frame>
        <draw:custom-shape draw:style-name="gr1" draw:text-style-name="P2" draw:layer="layout" svg:width="3.8cm" svg:height="0.8cm" svg:x="15.581cm" svg:y="19.252cm">
          <text:p text:style-name="P1"><text:span text:style-name="T1">NAIIOProvider</text:span></text:p>
          <draw:enhanced-geometry svg:viewBox="0 0 21600 21600" draw:text-areas="800 800 20800 20800" draw:type="round-rectangular-callout" draw:modifiers="2807.26124704025 38157.3033707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20.82cm" svg:y="12.905cm">
          <text:p text:style-name="P1"><text:span text:style-name="T1">NAIPivotConsumer</text:span></text:p>
          <draw:enhanced-geometry svg:viewBox="0 0 21600 21600" draw:text-areas="800 800 20800 20800" draw:type="round-rectangular-callout" draw:modifiers="18179.0055248619 -16961.797752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3.907cm">
          <text:p text:style-name="P1"><text:span text:style-name="T1">NactIActionsList</text:span></text:p>
          <draw:enhanced-geometry svg:viewBox="0 0 21600 21600" draw:text-areas="800 800 20800 20800" draw:type="round-rectangular-callout" draw:modifiers="16309.3922651934 -13914.606741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39.692cm" svg:y="22.907cm">
          <text:p text:style-name="P1"><text:span text:style-name="T1">NAIPivotConsumer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2" draw:layer="layout" svg:width="3.8cm" svg:height="0.8cm" svg:x="7.931cm" svg:y="19.213cm">
          <text:p text:style-name="P1"><text:span text:style-name="T1">NAIDuplicable</text:span></text:p>
          <draw:enhanced-geometry svg:viewBox="0 0 21600 21600" draw:text-areas="800 800 20800 20800" draw:type="round-rectangular-callout" draw:modifiers="1960.53670086819 39208.988764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8" draw:layer="layout" svg:width="13.219cm" svg:height="4.44cm" svg:x="44.018cm" svg:y="31.996cm">
          <text:p text:style-name="P7"><text:span text:style-name="T6">BaseWindow may be a badly choosen name for this class hierarchy.</text:span></text:p>
          <text:p text:style-name="P7"><text:span text:style-name="T6">It actually manages the windows of the application as the user sees them.</text:span></text:p>
          <text:p text:style-name="P7"><text:span text:style-name="T6">But it is </text:span><text:span text:style-name="T7">not</text:span><text:span text:style-name="T6"> a GtkWindow derived class or anything of this sort (even</text:span></text:p>
          <text:p text:style-name="P7"><text:span text:style-name="T6">if it has a link to the toplevel GtkWindow which is drawn here).</text:span></text:p>
          <text:p text:style-name="P7"><text:span text:style-name="T6"/></text:p>
          <text:p text:style-name="P7"><text:span text:style-name="T6">Keeping the name while no better found.. ;-)</text:span></text:p>
          <draw:enhanced-geometry svg:viewBox="0 0 21600 21600" draw:path-stretchpoint-x="10800" draw:path-stretchpoint-y="11000" draw:text-areas="?f0 ?f0 ?f3 ?f12" draw:type="horizontal-scroll" draw:modifiers="2394.08866995074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line draw:style-name="gr23" draw:text-style-name="P1" draw:layer="layout" svg:x1="26.428cm" svg:y1="17.337cm" svg:x2="26.415cm" svg:y2="12.43cm">
            <text:p/>
          </draw:line>
          <draw:line draw:style-name="gr24" draw:text-style-name="P1" draw:layer="layout" svg:x1="22.012cm" svg:y1="17.301cm" svg:x2="26.403cm" svg:y2="17.301cm">
            <text:p/>
          </draw:line>
        </draw:g>
        <draw:g>
          <draw:line draw:style-name="gr23" draw:text-style-name="P1" draw:layer="layout" svg:x1="31.608cm" svg:y1="17.511cm" svg:x2="31.603cm" svg:y2="12.43cm">
            <text:p/>
          </draw:line>
          <draw:line draw:style-name="gr24" draw:text-style-name="P1" draw:layer="layout" svg:x1="22.013cm" svg:y1="17.616cm" svg:x2="31.629cm" svg:y2="17.614cm">
            <text:p/>
          </draw:line>
        </draw:g>
        <draw:rect draw:style-name="gr8" draw:text-style-name="P4" draw:layer="layout" svg:width="4cm" svg:height="1.4cm" svg:x="50cm" svg:y="16cm">
          <text:p text:style-name="P1"><text:span text:style-name="T3">NAXMLReader</text:span></text:p>
        </draw:rect>
        <draw:frame draw:style-name="gr11" draw:text-style-name="P9" draw:layer="layout" svg:width="3.224cm" svg:height="0.607cm" svg:x="32.935cm" svg:y="9.107cm">
          <draw:text-box>
            <text:p><text:span text:style-name="T8">companion classes</text:span></text:p>
          </draw:text-box>
        </draw:frame>
        <draw:frame draw:style-name="gr11" draw:text-style-name="P9" draw:layer="layout" svg:width="3.224cm" svg:height="0.607cm" svg:x="34.966cm" svg:y="11.508cm">
          <draw:text-box>
            <text:p><text:span text:style-name="T8">companion classes</text:span></text:p>
          </draw:text-box>
        </draw:frame>
        <draw:g>
          <draw:line draw:style-name="gr23" draw:text-style-name="P1" draw:layer="layout" svg:x1="17.168cm" svg:y1="17.697cm" svg:x2="17.17cm" svg:y2="19.252cm">
            <text:p/>
          </draw:line>
          <draw:line draw:style-name="gr24" draw:text-style-name="P1" draw:layer="layout" svg:x1="17.977cm" svg:y1="17.708cm" svg:x2="17.173cm" svg:y2="17.708cm">
            <text:p/>
          </draw:line>
        </draw:g>
        <draw:frame draw:style-name="gr11" draw:text-style-name="P10" draw:layer="layout" svg:width="6.509cm" svg:height="0.607cm" svg:x="51.853cm" svg:y="40.317cm">
          <draw:text-box>
            <text:p><text:span text:style-name="T9">©</text:span><text:span text:style-name="T10"> </text:span><text:span text:style-name="T11">2009 Pierre Wieser for Nautilus-Actions.</text:span></text:p>
          </draw:text-box>
        </draw:frame>
        <draw:rect draw:style-name="gr15" draw:text-style-name="P4" draw:layer="layout" svg:width="4.5cm" svg:height="1.4cm" svg:x="46.2cm" svg:y="23.501cm">
          <text:p text:style-name="P1"><text:span text:style-name="T3">NactPreferencesDialog</text:span></text:p>
        </draw:rect>
        <draw:g>
          <draw:line draw:style-name="gr25" draw:text-style-name="P1" draw:layer="layout" svg:x1="44.974cm" svg:y1="24.19cm" svg:x2="44.974cm" svg:y2="22.414cm">
            <text:p/>
          </draw:line>
          <draw:line draw:style-name="gr21" draw:text-style-name="P1" draw:layer="layout" svg:x1="44.958cm" svg:y1="24.151cm" svg:x2="46.266cm" svg:y2="24.151cm">
            <text:p/>
          </draw:line>
        </draw:g>
        <draw:custom-shape draw:style-name="gr1" draw:text-style-name="P2" draw:layer="layout" svg:width="3.8cm" svg:height="0.8cm" svg:x="44.592cm" svg:y="25.407cm">
          <text:p text:style-name="P1"><text:span text:style-name="T1">NAIPrefs</text:span></text:p>
          <draw:enhanced-geometry svg:viewBox="0 0 21600 21600" draw:text-areas="800 800 20800 20800" draw:type="round-rectangular-callout" draw:modifiers="17803.9463299132 -15397.75280898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5" draw:text-style-name="P4" draw:layer="layout" svg:width="4cm" svg:height="1.4cm" svg:x="11.02cm" svg:y="27.946cm">
          <text:p text:style-name="P1"><text:span text:style-name="T3">NAActionMenu</text:span></text:p>
        </draw:rect>
        <draw:rect draw:style-name="gr4" draw:text-style-name="P3" draw:layer="layout" svg:width="4cm" svg:height="1.4cm" svg:x="8cm" svg:y="23cm">
          <text:p text:style-name="P1"><text:span text:style-name="T2">NAObjectItem</text:span></text:p>
        </draw:rect>
        <draw:g>
          <draw:line draw:style-name="gr18" draw:text-style-name="P1" draw:layer="layout" svg:x1="10.003cm" svg:y1="26.246cm" svg:x2="11.004cm" svg:y2="26.246cm">
            <text:p/>
          </draw:line>
          <draw:line draw:style-name="gr19" draw:text-style-name="P1" draw:layer="layout" svg:x1="10.01cm" svg:y1="28.655cm" svg:x2="10.004cm" svg:y2="24.414cm">
            <text:p/>
          </draw:line>
          <draw:line draw:style-name="gr18" draw:text-style-name="P1" draw:layer="layout" svg:x1="10.003cm" svg:y1="28.646cm" svg:x2="11.004cm" svg:y2="28.646cm">
            <text:p/>
          </draw:line>
        </draw:g>
        <draw:frame draw:style-name="gr11" draw:text-style-name="P6" draw:layer="layout" svg:width="2.907cm" svg:height="0.607cm" svg:x="10.003cm" svg:y="24.391cm">
          <draw:text-box>
            <text:p><text:span text:style-name="T5">pure virtual 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Style_20_de_20_ligne_20_Application" draw:display-name="Style de ligne Application" draw:style="rect" draw:dots1="1" draw:dots1-length="0.2cm" draw:dots2="1" draw:dots2-length="0.2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ierre </meta:initial-creator>
    <meta:creation-date>2009-06-25T23:18:01</meta:creation-date>
    <dc:date>2009-08-26T21:36:18</dc:date>
    <dc:creator>Pierre </dc:creator>
    <meta:editing-duration>PT113H14M38S</meta:editing-duration>
    <meta:editing-cycles>20</meta:editing-cycles>
    <meta:generator>OpenOffice.org/3.1$Linux OpenOffice.org_project/310m11$Build-9399</meta:generator>
    <meta:document-statistic meta:object-count="83"/>
  </office:meta>
</office:document-meta>
</file>